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51">
            <text:p>51</text:p>
          </table:table-cell>
          <table:table-cell table:formula="oooc:=[.K2]/[.K10]" office:value-type="percentage" office:value="0.349315068493151">
            <text:p>34,9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4">
            <text:p>94</text:p>
          </table:table-cell>
          <table:table-cell table:formula="oooc:=[.K3]/[.K10]" office:value-type="percentage" office:value="0.643835616438356">
            <text:p>64,4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5">
            <text:p>15</text:p>
          </table:table-cell>
          <table:table-cell table:style-name="ce15" table:formula="oooc:=[.K6]/[.K10]" office:value-type="percentage" office:value="0.102739726027397">
            <text:p>10,3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1">
            <text:p>61</text:p>
          </table:table-cell>
          <table:table-cell table:style-name="ce15" table:formula="oooc:=([.K7]/[.K10])" office:value-type="percentage" office:value="0.417808219178082">
            <text:p>41,8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/01/2007</text:date>, <text:time>15.37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8T15:37:56</dc:date>
    <dc:language>it-IT</dc:language>
    <meta:editing-cycles>81</meta:editing-cycles>
    <meta:editing-duration>P2DT14H28M56S</meta:editing-duration>
    <meta:user-defined meta:name="Info 1"/>
    <meta:user-defined meta:name="Info 2"/>
    <meta:user-defined meta:name="Info 3"/>
    <meta:user-defined meta:name="Info 4"/>
    <meta:document-statistic meta:table-count="3" meta:cell-count="775"/>
  </office:meta>
</office:document-meta>
</file>